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Super Retro M54" svg:font-family="'Super Retro M54'" style:font-pitch="variable"/>
    <style:font-face style:name="Times New Roman" svg:font-family="'Times New Roman'" style:font-family-generic="roman" style:font-pitch="variable"/>
    <style:font-face style:name="FlemishScript BT" svg:font-family="'FlemishScript BT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6.97cm" style:page-number="0" table:align="left"/>
    </style:style>
    <style:style style:name="Table1.A" style:family="table-column">
      <style:table-column-properties style:column-width="8.484cm"/>
    </style:style>
    <style:style style:name="Table1.B" style:family="table-column">
      <style:table-column-properties style:column-width="8.486cm"/>
    </style:style>
    <style:style style:name="Table1.A1" style:family="table-cell">
      <style:table-cell-properties fo:padding="0.3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3cm" fo:border="0.002cm solid #000000"/>
    </style:style>
    <style:style style:name="Table2" style:family="table">
      <style:table-properties style:width="7.885cm" table:align="margins" style:shadow="none"/>
    </style:style>
    <style:style style:name="Table2.A" style:family="table-column">
      <style:table-column-properties style:column-width="1.545cm" style:rel-column-width="876*"/>
    </style:style>
    <style:style style:name="Table2.B" style:family="table-column">
      <style:table-column-properties style:column-width="6.339cm" style:rel-column-width="3594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7.121cm" table:align="left" style:shadow="none"/>
    </style:style>
    <style:style style:name="Table3.A" style:family="table-column">
      <style:table-column-properties style:column-width="1.501cm"/>
    </style:style>
    <style:style style:name="Table3.B" style:family="table-column">
      <style:table-column-properties style:column-width="1.924cm"/>
    </style:style>
    <style:style style:name="Table3.C" style:family="table-column">
      <style:table-column-properties style:column-width="0.27cm"/>
    </style:style>
    <style:style style:name="Table3.A1" style:family="table-cell">
      <style:table-cell-properties fo:padding-left="0.101cm" fo:padding-right="0.101cm" fo:padding-top="0cm" fo:padding-bottom="0cm" fo:border-left="0.002cm solid #000000" fo:border-right="none" fo:border-top="0.002cm solid #000000" fo:border-bottom="0.002cm solid #000000"/>
    </style:style>
    <style:style style:name="Table3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none">
        <style:background-image/>
      </style:table-cell-properties>
    </style:style>
    <style:style style:name="Table3.E1" style:family="table-cell">
      <style:table-cell-properties fo:padding-left="0.101cm" fo:padding-right="0.101cm" fo:padding-top="0cm" fo:padding-bottom="0cm" fo:border="0.002cm solid #000000"/>
    </style:style>
    <style:style style:name="Table3.A2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3.E2" style:family="table-cell">
      <style:table-cell-properties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Table4" style:family="table">
      <style:table-properties style:width="7.886cm" table:align="margins" style:shadow="none"/>
    </style:style>
    <style:style style:name="Table4.A" style:family="table-column">
      <style:table-column-properties style:column-width="1.545cm" style:rel-column-width="876*"/>
    </style:style>
    <style:style style:name="Table4.B" style:family="table-column">
      <style:table-column-properties style:column-width="6.341cm" style:rel-column-width="3594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7.121cm" table:align="left" style:shadow="none"/>
    </style:style>
    <style:style style:name="Table5.A" style:family="table-column">
      <style:table-column-properties style:column-width="1.501cm"/>
    </style:style>
    <style:style style:name="Table5.B" style:family="table-column">
      <style:table-column-properties style:column-width="1.924cm"/>
    </style:style>
    <style:style style:name="Table5.C" style:family="table-column">
      <style:table-column-properties style:column-width="0.27cm"/>
    </style:style>
    <style:style style:name="Table5.A1" style:family="table-cell">
      <style:table-cell-properties fo:padding-left="0.101cm" fo:padding-right="0.101cm" fo:padding-top="0cm" fo:padding-bottom="0cm" fo:border-left="0.002cm solid #000000" fo:border-right="none" fo:border-top="0.002cm solid #000000" fo:border-bottom="0.002cm solid #000000"/>
    </style:style>
    <style:style style:name="Table5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none">
        <style:background-image/>
      </style:table-cell-properties>
    </style:style>
    <style:style style:name="Table5.E1" style:family="table-cell">
      <style:table-cell-properties fo:padding-left="0.101cm" fo:padding-right="0.101cm" fo:padding-top="0cm" fo:padding-bottom="0cm" fo:border="0.002cm solid #000000"/>
    </style:style>
    <style:style style:name="Table5.A2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5.E2" style:family="table-cell">
      <style:table-cell-properties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00%"/>
      <style:text-properties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Text_20_body">
      <style:paragraph-properties fo:line-height="100%"/>
      <style:text-properties style:font-name="Verdana" fo:font-size="6pt" style:text-underline-style="none" fo:font-weight="normal" style:font-size-asian="6pt" style:font-weight-asian="normal" style:font-size-complex="6pt" style:font-weight-complex="normal"/>
    </style:style>
    <style:style style:name="P3" style:family="paragraph" style:parent-style-name="Text_20_body">
      <style:paragraph-properties fo:line-height="100%"/>
      <style:text-properties style:font-name="Verdana" fo:font-size="6pt" style:text-underline-style="none" fo:font-weight="bold" style:font-size-asian="6pt" style:font-weight-asian="bold" style:font-size-complex="6pt" style:font-weight-complex="bold"/>
    </style:style>
    <style:style style:name="P4" style:family="paragraph" style:parent-style-name="Text_20_body">
      <style:paragraph-properties fo:line-height="100%"/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5" style:family="paragraph" style:parent-style-name="Text_20_body">
      <style:paragraph-properties fo:line-height="100%" fo:text-align="start" style:justify-single-word="false" style:shadow="none"/>
      <style:text-properties style:font-name="Verdana" fo:font-size="6pt" style:text-underline-style="none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line-height="100%"/>
      <style:text-properties style:font-name="Verdana" fo:font-size="6pt" fo:font-weight="bold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line-height="100%"/>
      <style:text-properties style:font-name="Verdana" fo:font-size="6pt" fo:font-weight="normal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line-height="100%"/>
    </style:style>
    <style:style style:name="P9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text-properties style:font-name="Verdana" fo:font-size="6pt" style:font-size-asian="6pt" style:font-size-complex="6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6pt" style:font-size-asian="6pt" style:font-size-complex="6pt"/>
    </style:style>
    <style:style style:name="P13" style:family="paragraph" style:parent-style-name="Table_20_Contents">
      <style:paragraph-properties fo:line-height="100%"/>
      <style:text-properties style:font-name="Verdan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line-height="100%" fo:text-align="center" style:justify-single-word="false" style:shadow="none"/>
      <style:text-properties style:font-name="Super Retro M54"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font-name="Verdana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" style:family="text">
      <style:text-properties style:font-name-asian="SimSun" style:font-name-complex="Mang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span text:style-name="T3">MIDI SWITCHER</text:span></text:p>
            <text:p text:style-name="P1"/>
            <text:p text:style-name="P8"><text:span text:style-name="T1">The information on this page is the </text:span><text:span text:style-name="T2">bare minimum</text:span><text:span text:style-name="T1"> needed to build the project, however you will find more <text:s/>information at <text:s/></text:span><text:a xlink:type="simple" xlink:href="https://github.com/hotchk155/MIDI-Switcher/wiki"><text:span text:style-name="T1">https://github.com/hotchk155/MIDI-Switcher/wiki</text:span></text:a><text:span text:style-name="T1">. </text:span></text:p>
            <text:p text:style-name="P8"><text:span text:style-name="T1">I recommend you check the expanded instructions before you start building the board.</text:span></text:p>
            <text:p text:style-name="P1"/>
            <text:p text:style-name="P1">Here are the component designators used on the PCB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">C1,C2,C3</text:p>
                  <text:p text:style-name="P1">C4 <text:s text:c="15"/></text:p>
                  <text:p text:style-name="P1">C5 <text:s text:c="15"/></text:p>
                  <text:p text:style-name="P1">D1 <text:s text:c="15"/></text:p>
                  <text:p text:style-name="P1">D2 <text:s text:c="15"/></text:p>
                  <text:p text:style-name="P1">R1 <text:s text:c="15"/></text:p>
                  <text:p text:style-name="P1">R2,R3 <text:s text:c="10"/></text:p>
                  <text:p text:style-name="P1">R4-R21 <text:s text:c="8"/></text:p>
                  <text:p text:style-name="P1">LED1-8 <text:s text:c="8"/></text:p>
                  <text:p text:style-name="P1">PWR, ACT <text:s text:c="3"/></text:p>
                  <text:p text:style-name="P1">REG1 <text:s text:c="15"/></text:p>
                  <text:p text:style-name="P1">MODE <text:s text:c="15"/></text:p>
                  <text:p text:style-name="P1">ICSP <text:s text:c="15"/></text:p>
                  <text:p text:style-name="P1"/>
                  <text:p text:style-name="P1"/>
                  <text:p text:style-name="P1"/>
                  <text:p text:style-name="P1"/>
                  <text:p text:style-name="P1">IC1 <text:s text:c="16"/></text:p>
                  <text:p text:style-name="P1">IC2 <text:s text:c="16"/></text:p>
                  <text:p text:style-name="P1">IC3, IC4 <text:s text:c="11"/></text:p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>MIDI_IN <text:s text:c="12"/></text:p>
                  <text:p text:style-name="P1">DCIN, PORTA-H <text:s text:c="6"/></text:p>
                  <text:p text:style-name="P1"/>
                  <text:p text:style-name="P1"><text:s text:c="15"/></text:p>
                </table:table-cell>
                <table:table-cell table:style-name="Table2.A1" office:value-type="string">
                  <text:p text:style-name="P7">100nF CERAMIC CAPACITOR (X3)</text:p>
                  <text:p text:style-name="P7">47UF 63V ELECTROLYTIC CAPACITOR</text:p>
                  <text:p text:style-name="P7">4U7 16V ELECTROLYTIC CAPACITOR</text:p>
                  <text:p text:style-name="P7">1N4148 SIGNAL DIODE</text:p>
                  <text:p text:style-name="P7">1N4001 RECTIFIER DIODE</text:p>
                  <text:p text:style-name="P7">220R RESISTOR </text:p>
                  <text:p text:style-name="P7">1K5 RESISTOR (X2)</text:p>
                  <text:p text:style-name="P7">1K RESISTOR (X18)</text:p>
                  <text:p text:style-name="P7">BLUE 3MM LED (x8)</text:p>
                  <text:p text:style-name="P7">RED 3MM LED (x2)</text:p>
                  <text:p text:style-name="P7">7805 +5V VOLTAGE REGULATOR TO220</text:p>
                  <text:p text:style-name="P7">6MM TACTILE SWITCH</text:p>
                  <text:p text:style-name="P7">6 PIN SIL HEADER (OPTIONAL)</text:p>
                  <text:p text:style-name="P7"/>
                  <text:p text:style-name="P1">Please carefully check the polarity of D1, D2, REG1 and all LEDs before soldering!</text:p>
                  <text:p text:style-name="P7"/>
                  <text:p text:style-name="P7">PIC16F1825 MICROCONTROLLER</text:p>
                  <text:p text:style-name="P7">6N138 OPTOCOUPLER </text:p>
                  <text:p text:style-name="P7">ULN2803A DARLINGTON DRIVER 8 CHANNEL (X2)</text:p>
                  <text:p text:style-name="P7">IC SOCKETS (x4)</text:p>
                  <text:p text:style-name="P7"/>
                  <text:p text:style-name="P1">When fitting IC3 please note that pin 1 notch is toward the bottom edge of the PCB</text:p>
                  <text:p text:style-name="P1"/>
                  <text:p text:style-name="P7">5PIN DIN CONNECTOR FEMALE</text:p>
                  <text:p text:style-name="P7">STACKING DOUBLE TERMINAL BLOCK 5MM (X9)</text:p>
                  <text:p text:style-name="P7"/>
                  <text:p text:style-name="P1">Clip the terminal blocks into strips of four before soldering. Ensure the cable entry hole for each terminal faces the outside of the board!</text:p>
                </table:table-cell>
              </table:table-row>
            </table:table>
            <text:p text:style-name="P1"/>
            <text:p text:style-name="P1">Attach the 4 brass pillar “legs” into the holes in the PCB using the M3 machine screws</text:p>
            <text:p text:style-name="P1"/>
            <text:p text:style-name="P1"/>
            <text:p text:style-name="P1">The default MIDI note to port mapping i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0">Port</text:p>
                </table:table-cell>
                <table:table-cell table:style-name="Table3.A1" office:value-type="string">
                  <text:p text:style-name="P9">Note</text:p>
                </table:table-cell>
                <table:table-cell table:style-name="Table3.C1" office:value-type="string">
                  <text:p text:style-name="P9"/>
                </table:table-cell>
                <table:table-cell table:style-name="Table3.A1" office:value-type="string">
                  <text:p text:style-name="P10">Port </text:p>
                </table:table-cell>
                <table:table-cell table:style-name="Table3.E1" office:value-type="string">
                  <text:p text:style-name="P9">Note</text:p>
                </table:table-cell>
              </table:table-row>
              <table:table-row>
                <table:table-cell table:style-name="Table3.A2" office:value-type="string">
                  <text:p text:style-name="P12">PORT A</text:p>
                </table:table-cell>
                <table:table-cell table:style-name="Table3.A2" office:value-type="string">
                  <text:p text:style-name="P11">C3 (60)</text:p>
                </table:table-cell>
                <table:table-cell table:style-name="Table3.C1" office:value-type="string">
                  <text:p text:style-name="P11"/>
                </table:table-cell>
                <table:table-cell table:style-name="Table3.A2" office:value-type="string">
                  <text:p text:style-name="P12">PORT E</text:p>
                </table:table-cell>
                <table:table-cell table:style-name="Table3.E2" office:value-type="string">
                  <text:p text:style-name="P11">E3 (64)</text:p>
                </table:table-cell>
              </table:table-row>
              <table:table-row>
                <table:table-cell table:style-name="Table3.A2" office:value-type="string">
                  <text:p text:style-name="P12">PORT B</text:p>
                </table:table-cell>
                <table:table-cell table:style-name="Table3.A2" office:value-type="string">
                  <text:p text:style-name="P11">C#3 (61)</text:p>
                </table:table-cell>
                <table:table-cell table:style-name="Table3.C1" office:value-type="string">
                  <text:p text:style-name="P11"/>
                </table:table-cell>
                <table:table-cell table:style-name="Table3.A2" office:value-type="string">
                  <text:p text:style-name="P12">PORT F</text:p>
                </table:table-cell>
                <table:table-cell table:style-name="Table3.E2" office:value-type="string">
                  <text:p text:style-name="P11">F3 (65)</text:p>
                </table:table-cell>
              </table:table-row>
              <table:table-row>
                <table:table-cell table:style-name="Table3.A2" office:value-type="string">
                  <text:p text:style-name="P12">PORT C</text:p>
                </table:table-cell>
                <table:table-cell table:style-name="Table3.A2" office:value-type="string">
                  <text:p text:style-name="P11">D3 (62)</text:p>
                </table:table-cell>
                <table:table-cell table:style-name="Table3.C1" office:value-type="string">
                  <text:p text:style-name="P11"/>
                </table:table-cell>
                <table:table-cell table:style-name="Table3.A2" office:value-type="string">
                  <text:p text:style-name="P12">PORT G</text:p>
                </table:table-cell>
                <table:table-cell table:style-name="Table3.E2" office:value-type="string">
                  <text:p text:style-name="P11">F#3 (66)</text:p>
                </table:table-cell>
              </table:table-row>
              <table:table-row>
                <table:table-cell table:style-name="Table3.A2" office:value-type="string">
                  <text:p text:style-name="P12">PORT D</text:p>
                </table:table-cell>
                <table:table-cell table:style-name="Table3.A2" office:value-type="string">
                  <text:p text:style-name="P11">D#3 (63)</text:p>
                </table:table-cell>
                <table:table-cell table:style-name="Table3.C1" office:value-type="string">
                  <text:p text:style-name="P11"/>
                </table:table-cell>
                <table:table-cell table:style-name="Table3.A2" office:value-type="string">
                  <text:p text:style-name="P12">PORT H</text:p>
                </table:table-cell>
                <table:table-cell table:style-name="Table3.E2" office:value-type="string">
                  <text:p text:style-name="P11">G3 (67)</text:p>
                </table:table-cell>
              </table:table-row>
            </table:table>
            <text:p text:style-name="P2"><text:span text:style-name="T5"/></text:p>
            <text:p text:style-name="P2"><text:span text:style-name="T5">The default receive channel is </text:span><text:span text:style-name="T6">MIDI Channel 1 </text:span><text:span text:style-name="T5">for all ports. Output is set at </text:span><text:span text:style-name="T6">100% duty </text:span><text:span text:style-name="T5">(i.e. constantly ON when triggered) and </text:span><text:span text:style-name="T6">20 milliseconds duration</text:span><text:span text:style-name="T5">. </text:span></text:p>
            <text:p text:style-name="P2"><text:span text:style-name="T5">The configuration can be changed over MIDI using a downloadable Java application. Check the web link given at the top of this sheet for the full instruction manual and the application download.</text:span></text:p>
            <text:p text:style-name="P3">* POWER THE BOARD FROM A DC SUPPLY OF 7-24 VOLTS</text:p>
            <text:p text:style-name="P3"><text:span text:style-name="T5">* DO NOT EXCEED 1A CURRENT DRAW PER PORT OR 3A CONTINUOUS FOR ALL PORTS COMBINED</text:span></text:p>
            <text:p text:style-name="P3"><text:span text:style-name="T5">* MAKE SURE YOUR POWER SUPPLY CAN PROVIDE SUFFICIENT CURRENT TO POWER YOUR COMBINED LOADS</text:span></text:p>
            <text:p text:style-name="P3"><text:span text:style-name="T5">* USE THE MARKINGS ON THE BOARD TO IDENTIFY THE LOCATION AND POLARITY OF EACH PORT.</text:span></text:p>
            <text:p text:style-name="P3"><text:span text:style-name="T5">* CHECK COMPONENTS AND POWER SUPPLY FOR SIGNS OF OVERHEATING DURING USE (REDUCE LOAD OR UPGRADE THE SUPPLY ACCORDINGLY)</text:span></text:p>
            <text:p text:style-name="P4"><text:span text:style-name="T5">* NEVER CONNECT THE BOARD DIRECTLY TO MAINS ELECTRICITY!!!!!</text:span></text:p>
            <text:p text:style-name="P3"><text:span text:style-name="T5">* ALWAYS CHECK THE MANUAL IF YOU HAVE ANY DOUBTS</text:span></text:p>
            <text:p text:style-name="P3"><text:span text:style-name="T5">* HAVE FUN!</text:span></text:p>
            <text:p text:style-name="P2"><text:span text:style-name="T5">Feel free to contact me at </text:span><text:span text:style-name="T6">sixtyfourpixels@gmail.com</text:span><text:span text:style-name="T5"> with questions, suggestions and feedback.</text:span></text:p>
            <text:p text:style-name="P7"><text:soft-page-break/></text:p>
            <text:p text:style-name="P1"/>
          </table:table-cell>
          <table:table-cell table:style-name="Table1.B1" office:value-type="string">
            <text:p text:style-name="P14"><text:span text:style-name="T3">MIDI SWITCHER</text:span></text:p>
            <text:p text:style-name="P1"/>
            <text:p text:style-name="P8"><text:span text:style-name="T1">The information on this page is the </text:span><text:span text:style-name="T2">bare minimum</text:span><text:span text:style-name="T1"> needed to build the project, however you will find more <text:s/>information at <text:s/></text:span><text:a xlink:type="simple" xlink:href="https://github.com/hotchk155/MIDI-Switcher/wiki"><text:span text:style-name="T1">https://github.com/hotchk155/MIDI-Switcher/wiki</text:span></text:a><text:span text:style-name="T1">. </text:span></text:p>
            <text:p text:style-name="P8"><text:span text:style-name="T1">I recommend you check the expanded instructions before you start building the board.</text:span></text:p>
            <text:p text:style-name="P1"/>
            <text:p text:style-name="P1">Here are the component designators used on the PCB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">C1,C2,C3</text:p>
                  <text:p text:style-name="P1">C4 <text:s text:c="15"/></text:p>
                  <text:p text:style-name="P1">C5 <text:s text:c="15"/></text:p>
                  <text:p text:style-name="P1">D1 <text:s text:c="15"/></text:p>
                  <text:p text:style-name="P1">D2 <text:s text:c="15"/></text:p>
                  <text:p text:style-name="P1">R1 <text:s text:c="15"/></text:p>
                  <text:p text:style-name="P1">R2,R3 <text:s text:c="10"/></text:p>
                  <text:p text:style-name="P1">R4-R21 <text:s text:c="8"/></text:p>
                  <text:p text:style-name="P1">LED1-8 <text:s text:c="8"/></text:p>
                  <text:p text:style-name="P1">PWR, ACT <text:s text:c="3"/></text:p>
                  <text:p text:style-name="P1">REG1 <text:s text:c="15"/></text:p>
                  <text:p text:style-name="P1">MODE <text:s text:c="15"/></text:p>
                  <text:p text:style-name="P1">ICSP <text:s text:c="15"/></text:p>
                  <text:p text:style-name="P1"/>
                  <text:p text:style-name="P1"/>
                  <text:p text:style-name="P1"/>
                  <text:p text:style-name="P1"/>
                  <text:p text:style-name="P1">IC1 <text:s text:c="16"/></text:p>
                  <text:p text:style-name="P1">IC2 <text:s text:c="16"/></text:p>
                  <text:p text:style-name="P1">IC3, IC4 <text:s text:c="11"/></text:p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>MIDI_IN <text:s text:c="12"/></text:p>
                  <text:p text:style-name="P1">DCIN, PORTA-H <text:s text:c="6"/></text:p>
                  <text:p text:style-name="P1"/>
                  <text:p text:style-name="P1"><text:s text:c="15"/></text:p>
                </table:table-cell>
                <table:table-cell table:style-name="Table4.A1" office:value-type="string">
                  <text:p text:style-name="P7">100nF CERAMIC CAPACITOR (X3)</text:p>
                  <text:p text:style-name="P7">47UF 63V ELECTROLYTIC CAPACITOR</text:p>
                  <text:p text:style-name="P7">4U7 16V ELECTROLYTIC CAPACITOR</text:p>
                  <text:p text:style-name="P7">1N4148 SIGNAL DIODE</text:p>
                  <text:p text:style-name="P7">1N4001 RECTIFIER DIODE</text:p>
                  <text:p text:style-name="P7">220R RESISTOR </text:p>
                  <text:p text:style-name="P7">1K5 RESISTOR (X2)</text:p>
                  <text:p text:style-name="P7">1K RESISTOR (X18)</text:p>
                  <text:p text:style-name="P7">BLUE 3MM LED (x8)</text:p>
                  <text:p text:style-name="P7">RED 3MM LED (x2)</text:p>
                  <text:p text:style-name="P7">7805 +5V VOLTAGE REGULATOR TO220</text:p>
                  <text:p text:style-name="P7">6MM TACTILE SWITCH</text:p>
                  <text:p text:style-name="P7">6 PIN SIL HEADER (OPTIONAL)</text:p>
                  <text:p text:style-name="P7"/>
                  <text:p text:style-name="P1">Please carefully check the polarity of D1, D2, REG1 and all LEDs before soldering!</text:p>
                  <text:p text:style-name="P7"/>
                  <text:p text:style-name="P7">PIC16F1825 MICROCONTROLLER</text:p>
                  <text:p text:style-name="P7">6N138 OPTOCOUPLER </text:p>
                  <text:p text:style-name="P7">ULN2803A DARLINGTON DRIVER 8 CHANNEL (X2)</text:p>
                  <text:p text:style-name="P7">IC SOCKETS (x4)</text:p>
                  <text:p text:style-name="P7"/>
                  <text:p text:style-name="P1">When fitting IC3 please note that pin 1 notch is toward the bottom edge of the PCB</text:p>
                  <text:p text:style-name="P1"/>
                  <text:p text:style-name="P7">5PIN DIN CONNECTOR FEMALE</text:p>
                  <text:p text:style-name="P7">STACKING DOUBLE TERMINAL BLOCK 5MM (X9)</text:p>
                  <text:p text:style-name="P7"/>
                  <text:p text:style-name="P1">Clip the terminal blocks into strips of four before soldering. Ensure the cable entry hole for each terminal faces the outside of the board!</text:p>
                </table:table-cell>
              </table:table-row>
            </table:table>
            <text:p text:style-name="P1"/>
            <text:p text:style-name="P1">Attach the 4 brass pillar “legs” into the holes in the PCB using the M3 machine screws</text:p>
            <text:p text:style-name="P1"/>
            <text:p text:style-name="P1"/>
            <text:p text:style-name="P1">The default MIDI note to port mapping is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0">Port</text:p>
                </table:table-cell>
                <table:table-cell table:style-name="Table5.A1" office:value-type="string">
                  <text:p text:style-name="P9">Note</text:p>
                </table:table-cell>
                <table:table-cell table:style-name="Table5.C1" office:value-type="string">
                  <text:p text:style-name="P9"/>
                </table:table-cell>
                <table:table-cell table:style-name="Table5.A1" office:value-type="string">
                  <text:p text:style-name="P10">Port </text:p>
                </table:table-cell>
                <table:table-cell table:style-name="Table5.E1" office:value-type="string">
                  <text:p text:style-name="P9">Note</text:p>
                </table:table-cell>
              </table:table-row>
              <table:table-row>
                <table:table-cell table:style-name="Table5.A2" office:value-type="string">
                  <text:p text:style-name="P12">PORT A</text:p>
                </table:table-cell>
                <table:table-cell table:style-name="Table5.A2" office:value-type="string">
                  <text:p text:style-name="P11">C3 (60)</text:p>
                </table:table-cell>
                <table:table-cell table:style-name="Table5.C1" office:value-type="string">
                  <text:p text:style-name="P11"/>
                </table:table-cell>
                <table:table-cell table:style-name="Table5.A2" office:value-type="string">
                  <text:p text:style-name="P12">PORT E</text:p>
                </table:table-cell>
                <table:table-cell table:style-name="Table5.E2" office:value-type="string">
                  <text:p text:style-name="P11">E3 (64)</text:p>
                </table:table-cell>
              </table:table-row>
              <table:table-row>
                <table:table-cell table:style-name="Table5.A2" office:value-type="string">
                  <text:p text:style-name="P12">PORT B</text:p>
                </table:table-cell>
                <table:table-cell table:style-name="Table5.A2" office:value-type="string">
                  <text:p text:style-name="P11">C#3 (61)</text:p>
                </table:table-cell>
                <table:table-cell table:style-name="Table5.C1" office:value-type="string">
                  <text:p text:style-name="P11"/>
                </table:table-cell>
                <table:table-cell table:style-name="Table5.A2" office:value-type="string">
                  <text:p text:style-name="P12">PORT F</text:p>
                </table:table-cell>
                <table:table-cell table:style-name="Table5.E2" office:value-type="string">
                  <text:p text:style-name="P11">F3 (65)</text:p>
                </table:table-cell>
              </table:table-row>
              <table:table-row>
                <table:table-cell table:style-name="Table5.A2" office:value-type="string">
                  <text:p text:style-name="P12">PORT C</text:p>
                </table:table-cell>
                <table:table-cell table:style-name="Table5.A2" office:value-type="string">
                  <text:p text:style-name="P11">D3 (62)</text:p>
                </table:table-cell>
                <table:table-cell table:style-name="Table5.C1" office:value-type="string">
                  <text:p text:style-name="P11"/>
                </table:table-cell>
                <table:table-cell table:style-name="Table5.A2" office:value-type="string">
                  <text:p text:style-name="P12">PORT G</text:p>
                </table:table-cell>
                <table:table-cell table:style-name="Table5.E2" office:value-type="string">
                  <text:p text:style-name="P11">F#3 (66)</text:p>
                </table:table-cell>
              </table:table-row>
              <table:table-row>
                <table:table-cell table:style-name="Table5.A2" office:value-type="string">
                  <text:p text:style-name="P12">PORT D</text:p>
                </table:table-cell>
                <table:table-cell table:style-name="Table5.A2" office:value-type="string">
                  <text:p text:style-name="P11">D#3 (63)</text:p>
                </table:table-cell>
                <table:table-cell table:style-name="Table5.C1" office:value-type="string">
                  <text:p text:style-name="P11"/>
                </table:table-cell>
                <table:table-cell table:style-name="Table5.A2" office:value-type="string">
                  <text:p text:style-name="P12">PORT H</text:p>
                </table:table-cell>
                <table:table-cell table:style-name="Table5.E2" office:value-type="string">
                  <text:p text:style-name="P11">G3 (67)</text:p>
                </table:table-cell>
              </table:table-row>
            </table:table>
            <text:p text:style-name="P2"><text:span text:style-name="T5"/></text:p>
            <text:p text:style-name="P2"><text:span text:style-name="T5">The default receive channel is </text:span><text:span text:style-name="T6">MIDI Channel 1 </text:span><text:span text:style-name="T5">for all ports. Output is set at </text:span><text:span text:style-name="T6">100% duty </text:span><text:span text:style-name="T5">(i.e. constantly ON when triggered) and </text:span><text:span text:style-name="T6">20 milliseconds duration</text:span><text:span text:style-name="T5">. </text:span></text:p>
            <text:p text:style-name="P2"><text:span text:style-name="T5">The configuration can be changed over MIDI using a downloadable Java application. Check the web link given at the top of this sheet for the full instruction manual and the application download.</text:span></text:p>
            <text:p text:style-name="P3">* POWER THE BOARD FROM A DC SUPPLY OF 7-24 VOLTS</text:p>
            <text:p text:style-name="P3"><text:span text:style-name="T5">* DO NOT EXCEED 1A CURRENT DRAW PER PORT OR 3A CONTINUOUS FOR ALL PORTS COMBINED</text:span></text:p>
            <text:p text:style-name="P3"><text:span text:style-name="T5">* MAKE SURE YOUR POWER SUPPLY CAN PROVIDE SUFFICIENT CURRENT TO POWER YOUR COMBINED LOADS</text:span></text:p>
            <text:p text:style-name="P3"><text:span text:style-name="T5">* USE THE MARKINGS ON THE BOARD TO IDENTIFY THE LOCATION AND POLARITY OF EACH PORT.</text:span></text:p>
            <text:p text:style-name="P3"><text:span text:style-name="T5">* CHECK COMPONENTS AND POWER SUPPLY FOR SIGNS OF OVERHEATING DURING USE (REDUCE LOAD OR UPGRADE THE SUPPLY ACCORDINGLY)</text:span></text:p>
            <text:p text:style-name="P4"><text:span text:style-name="T5">* NEVER CONNECT THE BOARD DIRECTLY TO MAINS ELECTRICITY!!!!!</text:span></text:p>
            <text:p text:style-name="P3"><text:span text:style-name="T5">* ALWAYS CHECK THE MANUAL IF YOU HAVE ANY DOUBTS</text:span></text:p>
            <text:p text:style-name="P3"><text:span text:style-name="T5">* HAVE FUN!</text:span></text:p>
            <text:p text:style-name="P5"><text:span text:style-name="T5">Feel free to contact me at </text:span><text:span text:style-name="T6">sixtyfourpixels@gmail.com</text:span><text:span text:style-name="T5"> with questions, suggestions and feedback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Super Retro M54" svg:font-family="'Super Retro M54'" style:font-pitch="variable"/>
    <style:font-face style:name="Times New Roman" svg:font-family="'Times New Roman'" style:font-family-generic="roman" style:font-pitch="variable"/>
    <style:font-face style:name="FlemishScript BT" svg:font-family="'FlemishScript BT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fo:line-height="0.499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25T21:43:08.38</meta:creation-date>
    <meta:printed-by>Jason Hotchkiss</meta:printed-by>
    <meta:print-date>2013-06-23T19:30:34.21</meta:print-date>
    <dc:date>2013-12-21T10:28:47.64</dc:date>
    <dc:creator>Jason Hotchkiss</dc:creator>
    <meta:editing-duration>PT09H08M41S</meta:editing-duration>
    <meta:editing-cycles>45</meta:editing-cycles>
    <meta:generator>OpenOffice.org/3.2$Win32 OpenOffice.org_project/320m18$Build-9502</meta:generator>
    <meta:document-statistic meta:table-count="5" meta:image-count="0" meta:object-count="0" meta:page-count="2" meta:paragraph-count="156" meta:word-count="846" meta:character-count="5270"/>
  </office:meta>
</office:document-meta>
</file>